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44fec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71277" officeooo:paragraph-rsid="00076449" style:font-size-asian="12pt" style:font-size-complex="12pt"/>
    </style:style>
    <style:style style:name="P8" style:family="paragraph" style:parent-style-name="Table_20_Contents" style:list-style-name="L1">
      <style:text-properties officeooo:paragraph-rsid="0002f2f8"/>
    </style:style>
    <style:style style:name="P9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051fb7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paragraph-rsid="0007644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2f2f8" officeooo:paragraph-rsid="0002f2f8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51fb7" officeooo:paragraph-rsid="00076449" style:font-size-asian="12pt" style:font-size-complex="12pt"/>
    </style:style>
    <style:style style:name="P14" style:family="paragraph" style:parent-style-name="Table_20_Contents" style:list-style-name="L1">
      <style:text-properties style:font-name="Times New Roman" fo:font-size="12pt" officeooo:rsid="00071277" officeooo:paragraph-rsid="00076449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officeooo:rsid="00000fa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7a63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7eb55" style:font-style-asian="italic" style:font-weight-asian="normal" style:font-style-complex="italic" style:font-weight-complex="normal"/>
    </style:style>
    <style:style style:name="T5" style:family="text">
      <style:text-properties officeooo:rsid="00000fa6"/>
    </style:style>
    <style:style style:name="T6" style:family="text">
      <style:text-properties officeooo:rsid="00015a20"/>
    </style:style>
    <style:style style:name="T7" style:family="text">
      <style:text-properties officeooo:rsid="00026e04"/>
    </style:style>
    <style:style style:name="T8" style:family="text">
      <style:text-properties officeooo:rsid="0002f2f8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02f2f8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03ed15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051fb7" style:font-size-asian="12pt" style:font-size-complex="12pt"/>
    </style:style>
    <style:style style:name="T12" style:family="text">
      <style:text-properties fo:font-variant="normal" fo:text-transform="none" fo:color="#222222" style:font-name="Times New Roman" fo:letter-spacing="normal" fo:font-style="normal" fo:font-weight="normal" officeooo:rsid="00044fec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02f2f8" style:font-size-asian="12pt" style:font-size-complex="12pt"/>
    </style:style>
    <style:style style:name="T15" style:family="text">
      <style:text-properties style:font-name="Times New Roman" fo:font-size="12pt" officeooo:rsid="0003ed15" style:font-size-asian="12pt" style:font-size-complex="12pt"/>
    </style:style>
    <style:style style:name="T16" style:family="text">
      <style:text-properties style:font-name="Times New Roman" fo:font-size="12pt" officeooo:rsid="00051fb7" style:font-size-asian="12pt" style:font-size-complex="12pt"/>
    </style:style>
    <style:style style:name="T17" style:family="text">
      <style:text-properties style:font-name="Times New Roman" officeooo:rsid="00044fec"/>
    </style:style>
    <style:style style:name="T18" style:family="text">
      <style:text-properties officeooo:rsid="00044fec"/>
    </style:style>
    <style:style style:name="T19" style:family="text">
      <style:text-properties officeooo:rsid="00051fb7"/>
    </style:style>
    <style:style style:name="T20" style:family="text">
      <style:text-properties officeooo:rsid="00071277"/>
    </style:style>
    <style:style style:name="T21" style:family="text">
      <style:text-properties officeooo:rsid="00076449"/>
    </style:style>
    <style:style style:name="T22" style:family="text">
      <style:text-properties officeooo:rsid="0008d622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Visualizzazione statistiche rinunce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2">Mar</text:span><text:span text:style-name="T2">c</text:span><text:span text:style-name="T2">o</text:span><text:span text:style-name="T1">: 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9646424" text:style-name="L1">
              <text:list-item>
                <text:p text:style-name="P9"><text:span text:style-name="T5">Marco</text:span>, responsabile dei questionari, <text:span text:style-name="T7">sa </text:span><text:span text:style-name="T6">che è giunto il momento di tirare le somme e capire con certezza ciò che la scuola deve cambiare per offrire servizi sempre migliori e quindi evitare rinunce di iscrizioni all' asilo. Lo fa </text:span><text:span text:style-name="T8">una volta loggatosi nel sistema </text:span><text:span text:style-name="T6">attraverso lo studio e la visualizzazione delle statiche che vengono definite alla fine di ogni anno. </text:span></text:p>
              </text:list-item>
            </text:list>
            <text:p text:style-name="P5"/>
            <text:list xml:id="list39652031" text:continue-numbering="true" text:style-name="L1">
              <text:list-item>
                <text:p text:style-name="P12">Marco inizia il suo lavoro cliccando sul menu statistiche.</text:p>
              </text:list-item>
            </text:list>
            <text:p text:style-name="P5"/>
            <text:list xml:id="list39654881" text:continue-numbering="true" text:style-name="L1">
              <text:list-item>
                <text:p text:style-name="P8"><text:span text:style-name="T13">Viene visualizzata la lista </text:span><text:span text:style-name="T14">dei questionari</text:span><text:span text:style-name="T13"> in ordine cronologico </text:span><text:span text:style-name="T14">e </text:span><text:span text:style-name="T15">marco</text:span><text:span text:style-name="T14"> cerca tra questi </text:span><text:span text:style-name="T15">il link che fa riferimento a</text:span><text:span text:style-name="T16">l</text:span><text:span text:style-name="T9">questionari</text:span><text:span text:style-name="T11">o</text:span><text:span text:style-name="T9"> fatt</text:span><text:span text:style-name="T11">o</text:span><text:span text:style-name="T9"> dagli utenti </text:span><text:span text:style-name="T10">in cui</text:span><text:span text:style-name="T9"> hanno chiesto rinuncia del servizio.</text:span><text:span text:style-name="T14"> </text:span><text:span text:style-name="T13"><text:s/></text:span></text:p>
              </text:list-item>
            </text:list>
            <text:p text:style-name="P5"/>
            <text:list xml:id="list39638352" text:continue-numbering="true" text:style-name="L1">
              <text:list-item>
                <text:list>
                  <text:list-item>
                    <text:list>
                      <text:list-item>
                        <text:p text:style-name="P10"><text:span text:style-name="T22">Il sistema</text:span> <text:span text:style-name="T18">visualizza </text:span><text:span text:style-name="T17"><text:s/></text:span><text:span text:style-name="T12">tutte le percentuali delle risposte alle domande del questionario</text:span><text:span text:style-name="T17">.</text:span></text:p>
                      </text:list-item>
                    </text:list>
                  </text:list-item>
                </text:list>
              </text:list-item>
            </text:list>
            <text:p text:style-name="P6"/>
            <text:list xml:id="list39657411" text:continue-numbering="true" text:style-name="L1">
              <text:list-item>
                <text:p text:style-name="P13">Marco decide di applicare un filtro alle risposte, tipo tutti coloro che usufruivano del servizio mensa, in modo da ricevere dal sistema dati in modo più dettagliati.</text:p>
              </text:list-item>
            </text:list>
            <text:p text:style-name="P5"/>
            <text:list xml:id="list39642275" text:continue-numbering="true" text:style-name="L1">
              <text:list-item>
                <text:list>
                  <text:list-item>
                    <text:list>
                      <text:list-item>
                        <text:p text:style-name="P11"><text:span text:style-name="T22">Il sistema</text:span> <text:span text:style-name="T19">visualizza la nuova lista filtrata </text:span><text:span text:style-name="T20">all'interno di una nuova finestra di dialogo</text:span></text:p>
                      </text:list-item>
                    </text:list>
                  </text:list-item>
                </text:list>
              </text:list-item>
            </text:list>
            <text:p text:style-name="P7"/>
            <text:p text:style-name="P7"/>
            <text:list xml:id="list39661063" text:continue-numbering="true" text:style-name="L1">
              <text:list-item>
                <text:p text:style-name="P11"><text:span text:style-name="T21">Preso atto di tutte le informazioni riguardanti la ricerca, marco clicca sul pulsante "x" per chiudere la finestra di dialogo precedentemente aperta dal sistema.</text:span><text:span text:style-name="T19">.</text:span></text:p>
                <text:list>
                  <text:list-item>
                    <text:list>
                      <text:list-header>
                        <text:p text:style-name="P14"/>
                        <text:p text:style-name="P13"/>
                      </text:list-header>
                    </text:list>
                  </text:list-item>
                </text:list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"><text:s text:c="2"/></text:p>
      <text:p text:style-name="P2"><text:tab/><text:span text:style-name="T3">Scenario N°</text:span><text:span text:style-name="T4">6</text:span><text:span text:style-name="T3">: Responsabile questionari visualizza statistiche di rinunci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3S</meta:editing-duration>
    <meta:editing-cycles>19</meta:editing-cycles>
    <meta:generator>LibreOffice/3.6$Windows_x86 LibreOffice_project/da8c1e6-fd468f4-454e206-f42a4a9-143cfd</meta:generator>
    <dc:date>2012-10-22T19:51:25.44</dc:date>
    <meta:document-statistic meta:table-count="1" meta:image-count="0" meta:object-count="0" meta:page-count="1" meta:paragraph-count="14" meta:word-count="203" meta:character-count="1329" meta:non-whitespace-character-count="1139"/>
    <meta:user-defined meta:name="Info 1"/>
    <meta:user-defined meta:name="Info 2"/>
    <meta:user-defined meta:name="Info 3"/>
    <meta:user-defined meta:name="Info 4"/>
  </office:meta>
</office:document-meta>
</file>